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ABT Loss 0.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Time_bw_messages</text:p>
          </table:table-cell>
          <table:table-cell office:value-type="string" calcext:value-type="string">
            <text:p>Application_A</text:p>
          </table:table-cell>
          <table:table-cell office:value-type="string" calcext:value-type="string">
            <text:p>Transport_A</text:p>
          </table:table-cell>
          <table:table-cell office:value-type="string" calcext:value-type="string">
            <text:p>Transport_B</text:p>
          </table:table-cell>
          <table:table-cell office:value-type="string" calcext:value-type="string">
            <text:p>Application_B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GBN -L 0.1</text:p>
          </table:table-cell>
          <table:table-cell table:number-columns-repeated="12"/>
          <table:table-cell office:value-type="string" calcext:value-type="string">
            <text:p>SR -L 0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14" calcext:value-type="float">
            <text:p>1214</text:p>
          </table:table-cell>
          <table:table-cell office:value-type="float" office:value="1103" calcext:value-type="float">
            <text:p>1103</text:p>
          </table:table-cell>
          <table:table-cell office:value-type="float" office:value="658" calcext:value-type="float">
            <text:p>658</text:p>
          </table:table-cell>
          <table:table-cell office:value-type="float" office:value="49527.339844" calcext:value-type="float">
            <text:p>49527.339844</text:p>
          </table:table-cell>
          <table:table-cell office:value-type="float" office:value="0.013286" calcext:value-type="float">
            <text:p>0.013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93" calcext:value-type="float">
            <text:p>2793</text:p>
          </table:table-cell>
          <table:table-cell office:value-type="float" office:value="2525" calcext:value-type="float">
            <text:p>2525</text:p>
          </table:table-cell>
          <table:table-cell office:value-type="float" office:value="997" calcext:value-type="float">
            <text:p>997</text:p>
          </table:table-cell>
          <table:table-cell office:value-type="float" office:value="50405.011719" calcext:value-type="float">
            <text:p>50405.011719</text:p>
          </table:table-cell>
          <table:table-cell office:value-type="float" office:value="0.01978" calcext:value-type="float">
            <text:p>0.019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80" calcext:value-type="float">
            <text:p>1880</text:p>
          </table:table-cell>
          <table:table-cell office:value-type="float" office:value="1691" calcext:value-type="float">
            <text:p>1691</text:p>
          </table:table-cell>
          <table:table-cell office:value-type="float" office:value="999" calcext:value-type="float">
            <text:p>999</text:p>
          </table:table-cell>
          <table:table-cell office:value-type="float" office:value="51342.511719" calcext:value-type="float">
            <text:p>51342.511719</text:p>
          </table:table-cell>
          <table:table-cell office:value-type="float" office:value="0.019458" calcext:value-type="float">
            <text:p>0.0194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33" calcext:value-type="float">
            <text:p>1233</text:p>
          </table:table-cell>
          <table:table-cell office:value-type="float" office:value="1099" calcext:value-type="float">
            <text:p>1099</text:p>
          </table:table-cell>
          <table:table-cell office:value-type="float" office:value="621" calcext:value-type="float">
            <text:p>621</text:p>
          </table:table-cell>
          <table:table-cell office:value-type="float" office:value="50520.605469" calcext:value-type="float">
            <text:p>50520.605469</text:p>
          </table:table-cell>
          <table:table-cell office:value-type="float" office:value="0.012292" calcext:value-type="float">
            <text:p>0.0122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21" calcext:value-type="float">
            <text:p>2821</text:p>
          </table:table-cell>
          <table:table-cell office:value-type="float" office:value="2548" calcext:value-type="float">
            <text:p>2548</text:p>
          </table:table-cell>
          <table:table-cell office:value-type="float" office:value="997" calcext:value-type="float">
            <text:p>997</text:p>
          </table:table-cell>
          <table:table-cell office:value-type="float" office:value="49819.441406" calcext:value-type="float">
            <text:p>49819.441406</text:p>
          </table:table-cell>
          <table:table-cell office:value-type="float" office:value="0.020012" calcext:value-type="float">
            <text:p>0.0200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34" calcext:value-type="float">
            <text:p>1934</text:p>
          </table:table-cell>
          <table:table-cell office:value-type="float" office:value="1755" calcext:value-type="float">
            <text:p>1755</text:p>
          </table:table-cell>
          <table:table-cell office:value-type="float" office:value="999" calcext:value-type="float">
            <text:p>999</text:p>
          </table:table-cell>
          <table:table-cell office:value-type="float" office:value="49547.480469" calcext:value-type="float">
            <text:p>49547.480469</text:p>
          </table:table-cell>
          <table:table-cell office:value-type="float" office:value="0.020162" calcext:value-type="float">
            <text:p>0.0201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6" calcext:value-type="float">
            <text:p>1286</text:p>
          </table:table-cell>
          <table:table-cell office:value-type="float" office:value="1144" calcext:value-type="float">
            <text:p>1144</text:p>
          </table:table-cell>
          <table:table-cell office:value-type="float" office:value="640" calcext:value-type="float">
            <text:p>640</text:p>
          </table:table-cell>
          <table:table-cell office:value-type="float" office:value="51490.660156" calcext:value-type="float">
            <text:p>51490.660156</text:p>
          </table:table-cell>
          <table:table-cell office:value-type="float" office:value="0.012429" calcext:value-type="float">
            <text:p>0.0124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30" calcext:value-type="float">
            <text:p>2930</text:p>
          </table:table-cell>
          <table:table-cell office:value-type="float" office:value="2660" calcext:value-type="float">
            <text:p>2660</text:p>
          </table:table-cell>
          <table:table-cell office:value-type="float" office:value="996" calcext:value-type="float">
            <text:p>996</text:p>
          </table:table-cell>
          <table:table-cell office:value-type="float" office:value="47924.277344" calcext:value-type="float">
            <text:p>47924.277344</text:p>
          </table:table-cell>
          <table:table-cell office:value-type="float" office:value="0.020783" calcext:value-type="float">
            <text:p>0.0207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53" calcext:value-type="float">
            <text:p>1953</text:p>
          </table:table-cell>
          <table:table-cell office:value-type="float" office:value="1752" calcext:value-type="float">
            <text:p>1752</text:p>
          </table:table-cell>
          <table:table-cell office:value-type="float" office:value="999" calcext:value-type="float">
            <text:p>999</text:p>
          </table:table-cell>
          <table:table-cell office:value-type="float" office:value="50055.839844" calcext:value-type="float">
            <text:p>50055.839844</text:p>
          </table:table-cell>
          <table:table-cell office:value-type="float" office:value="0.019958" calcext:value-type="float">
            <text:p>0.0199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23" calcext:value-type="float">
            <text:p>1223</text:p>
          </table:table-cell>
          <table:table-cell office:value-type="float" office:value="1096" calcext:value-type="float">
            <text:p>1096</text:p>
          </table:table-cell>
          <table:table-cell office:value-type="float" office:value="646" calcext:value-type="float">
            <text:p>646</text:p>
          </table:table-cell>
          <table:table-cell office:value-type="float" office:value="50356.828125" calcext:value-type="float">
            <text:p>50356.828125</text:p>
          </table:table-cell>
          <table:table-cell office:value-type="float" office:value="0.012828" calcext:value-type="float">
            <text:p>0.0128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07" calcext:value-type="float">
            <text:p>2907</text:p>
          </table:table-cell>
          <table:table-cell office:value-type="float" office:value="2642" calcext:value-type="float">
            <text:p>2642</text:p>
          </table:table-cell>
          <table:table-cell office:value-type="float" office:value="998" calcext:value-type="float">
            <text:p>998</text:p>
          </table:table-cell>
          <table:table-cell office:value-type="float" office:value="48977.289062" calcext:value-type="float">
            <text:p>48977.289062</text:p>
          </table:table-cell>
          <table:table-cell office:value-type="float" office:value="0.020377" calcext:value-type="float">
            <text:p>0.0203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70" calcext:value-type="float">
            <text:p>1870</text:p>
          </table:table-cell>
          <table:table-cell office:value-type="float" office:value="1688" calcext:value-type="float">
            <text:p>1688</text:p>
          </table:table-cell>
          <table:table-cell office:value-type="float" office:value="999" calcext:value-type="float">
            <text:p>999</text:p>
          </table:table-cell>
          <table:table-cell office:value-type="float" office:value="48592.289062" calcext:value-type="float">
            <text:p>48592.289062</text:p>
          </table:table-cell>
          <table:table-cell office:value-type="float" office:value="0.020559" calcext:value-type="float">
            <text:p>0.0205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08" calcext:value-type="float">
            <text:p>1208</text:p>
          </table:table-cell>
          <table:table-cell office:value-type="float" office:value="1084" calcext:value-type="float">
            <text:p>1084</text:p>
          </table:table-cell>
          <table:table-cell office:value-type="float" office:value="656" calcext:value-type="float">
            <text:p>656</text:p>
          </table:table-cell>
          <table:table-cell office:value-type="float" office:value="50627.449219" calcext:value-type="float">
            <text:p>50627.449219</text:p>
          </table:table-cell>
          <table:table-cell office:value-type="float" office:value="0.012957" calcext:value-type="float">
            <text:p>0.0129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66" calcext:value-type="float">
            <text:p>2766</text:p>
          </table:table-cell>
          <table:table-cell office:value-type="float" office:value="2485" calcext:value-type="float">
            <text:p>2485</text:p>
          </table:table-cell>
          <table:table-cell office:value-type="float" office:value="998" calcext:value-type="float">
            <text:p>998</text:p>
          </table:table-cell>
          <table:table-cell office:value-type="float" office:value="51258.109375" calcext:value-type="float">
            <text:p>51258.109375</text:p>
          </table:table-cell>
          <table:table-cell office:value-type="float" office:value="0.01947" calcext:value-type="float">
            <text:p>0.019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47" calcext:value-type="float">
            <text:p>1847</text:p>
          </table:table-cell>
          <table:table-cell office:value-type="float" office:value="1669" calcext:value-type="float">
            <text:p>1669</text:p>
          </table:table-cell>
          <table:table-cell office:value-type="float" office:value="999" calcext:value-type="float">
            <text:p>999</text:p>
          </table:table-cell>
          <table:table-cell office:value-type="float" office:value="49967.273438" calcext:value-type="float">
            <text:p>49967.273438</text:p>
          </table:table-cell>
          <table:table-cell office:value-type="float" office:value="0.019993" calcext:value-type="float">
            <text:p>0.01999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54" calcext:value-type="float">
            <text:p>1254</text:p>
          </table:table-cell>
          <table:table-cell office:value-type="float" office:value="1131" calcext:value-type="float">
            <text:p>1131</text:p>
          </table:table-cell>
          <table:table-cell office:value-type="float" office:value="634" calcext:value-type="float">
            <text:p>634</text:p>
          </table:table-cell>
          <table:table-cell office:value-type="float" office:value="50058.589844" calcext:value-type="float">
            <text:p>50058.589844</text:p>
          </table:table-cell>
          <table:table-cell office:value-type="float" office:value="0.012665" calcext:value-type="float">
            <text:p>0.0126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71" calcext:value-type="float">
            <text:p>2771</text:p>
          </table:table-cell>
          <table:table-cell office:value-type="float" office:value="2523" calcext:value-type="float">
            <text:p>2523</text:p>
          </table:table-cell>
          <table:table-cell office:value-type="float" office:value="998" calcext:value-type="float">
            <text:p>998</text:p>
          </table:table-cell>
          <table:table-cell office:value-type="float" office:value="50231.246094" calcext:value-type="float">
            <text:p>50231.246094</text:p>
          </table:table-cell>
          <table:table-cell office:value-type="float" office:value="0.019868" calcext:value-type="float">
            <text:p>0.01986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36" calcext:value-type="float">
            <text:p>1836</text:p>
          </table:table-cell>
          <table:table-cell office:value-type="float" office:value="1670" calcext:value-type="float">
            <text:p>1670</text:p>
          </table:table-cell>
          <table:table-cell office:value-type="float" office:value="998" calcext:value-type="float">
            <text:p>998</text:p>
          </table:table-cell>
          <table:table-cell office:value-type="float" office:value="50150.503906" calcext:value-type="float">
            <text:p>50150.503906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23" calcext:value-type="float">
            <text:p>1223</text:p>
          </table:table-cell>
          <table:table-cell office:value-type="float" office:value="1092" calcext:value-type="float">
            <text:p>1092</text:p>
          </table:table-cell>
          <table:table-cell office:value-type="float" office:value="632" calcext:value-type="float">
            <text:p>632</text:p>
          </table:table-cell>
          <table:table-cell office:value-type="float" office:value="49479.011719" calcext:value-type="float">
            <text:p>49479.011719</text:p>
          </table:table-cell>
          <table:table-cell office:value-type="float" office:value="0.012773" calcext:value-type="float">
            <text:p>0.0127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53" calcext:value-type="float">
            <text:p>2953</text:p>
          </table:table-cell>
          <table:table-cell office:value-type="float" office:value="2665" calcext:value-type="float">
            <text:p>2665</text:p>
          </table:table-cell>
          <table:table-cell office:value-type="float" office:value="998" calcext:value-type="float">
            <text:p>998</text:p>
          </table:table-cell>
          <table:table-cell office:value-type="float" office:value="50334.082031" calcext:value-type="float">
            <text:p>50334.082031</text:p>
          </table:table-cell>
          <table:table-cell office:value-type="float" office:value="0.019828" calcext:value-type="float">
            <text:p>0.0198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46" calcext:value-type="float">
            <text:p>1946</text:p>
          </table:table-cell>
          <table:table-cell office:value-type="float" office:value="1753" calcext:value-type="float">
            <text:p>1753</text:p>
          </table:table-cell>
          <table:table-cell office:value-type="float" office:value="998" calcext:value-type="float">
            <text:p>998</text:p>
          </table:table-cell>
          <table:table-cell office:value-type="float" office:value="50472.65625" calcext:value-type="float">
            <text:p>50472.65625</text:p>
          </table:table-cell>
          <table:table-cell office:value-type="float" office:value="0.019773" calcext:value-type="float">
            <text:p>0.0197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41" calcext:value-type="float">
            <text:p>1241</text:p>
          </table:table-cell>
          <table:table-cell office:value-type="float" office:value="1118" calcext:value-type="float">
            <text:p>1118</text:p>
          </table:table-cell>
          <table:table-cell office:value-type="float" office:value="648" calcext:value-type="float">
            <text:p>648</text:p>
          </table:table-cell>
          <table:table-cell office:value-type="float" office:value="50694.203125" calcext:value-type="float">
            <text:p>50694.203125</text:p>
          </table:table-cell>
          <table:table-cell office:value-type="float" office:value="0.012783" calcext:value-type="float">
            <text:p>0.0127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69" calcext:value-type="float">
            <text:p>2869</text:p>
          </table:table-cell>
          <table:table-cell office:value-type="float" office:value="2572" calcext:value-type="float">
            <text:p>2572</text:p>
          </table:table-cell>
          <table:table-cell office:value-type="float" office:value="998" calcext:value-type="float">
            <text:p>998</text:p>
          </table:table-cell>
          <table:table-cell office:value-type="float" office:value="48770.308594" calcext:value-type="float">
            <text:p>48770.308594</text:p>
          </table:table-cell>
          <table:table-cell office:value-type="float" office:value="0.020463" calcext:value-type="float">
            <text:p>0.0204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09" calcext:value-type="float">
            <text:p>1909</text:p>
          </table:table-cell>
          <table:table-cell office:value-type="float" office:value="1715" calcext:value-type="float">
            <text:p>1715</text:p>
          </table:table-cell>
          <table:table-cell office:value-type="float" office:value="997" calcext:value-type="float">
            <text:p>997</text:p>
          </table:table-cell>
          <table:table-cell office:value-type="float" office:value="50564.554688" calcext:value-type="float">
            <text:p>50564.554688</text:p>
          </table:table-cell>
          <table:table-cell office:value-type="float" office:value="0.019717" calcext:value-type="float">
            <text:p>0.0197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37" calcext:value-type="float">
            <text:p>1237</text:p>
          </table:table-cell>
          <table:table-cell office:value-type="float" office:value="1117" calcext:value-type="float">
            <text:p>1117</text:p>
          </table:table-cell>
          <table:table-cell office:value-type="float" office:value="625" calcext:value-type="float">
            <text:p>625</text:p>
          </table:table-cell>
          <table:table-cell office:value-type="float" office:value="49364.558594" calcext:value-type="float">
            <text:p>49364.558594</text:p>
          </table:table-cell>
          <table:table-cell office:value-type="float" office:value="0.012661" calcext:value-type="float">
            <text:p>0.01266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73" calcext:value-type="float">
            <text:p>2873</text:p>
          </table:table-cell>
          <table:table-cell office:value-type="float" office:value="2555" calcext:value-type="float">
            <text:p>2555</text:p>
          </table:table-cell>
          <table:table-cell office:value-type="float" office:value="998" calcext:value-type="float">
            <text:p>998</text:p>
          </table:table-cell>
          <table:table-cell office:value-type="float" office:value="48865.988281" calcext:value-type="float">
            <text:p>48865.988281</text:p>
          </table:table-cell>
          <table:table-cell office:value-type="float" office:value="0.020423" calcext:value-type="float">
            <text:p>0.0204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float" office:value="1740" calcext:value-type="float">
            <text:p>1740</text:p>
          </table:table-cell>
          <table:table-cell office:value-type="float" office:value="998" calcext:value-type="float">
            <text:p>998</text:p>
          </table:table-cell>
          <table:table-cell office:value-type="float" office:value="48522.183594" calcext:value-type="float">
            <text:p>48522.183594</text:p>
          </table:table-cell>
          <table:table-cell office:value-type="float" office:value="0.020568" calcext:value-type="float">
            <text:p>0.0205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09" calcext:value-type="float">
            <text:p>1209</text:p>
          </table:table-cell>
          <table:table-cell office:value-type="float" office:value="1114" calcext:value-type="float">
            <text:p>1114</text:p>
          </table:table-cell>
          <table:table-cell office:value-type="float" office:value="637" calcext:value-type="float">
            <text:p>637</text:p>
          </table:table-cell>
          <table:table-cell office:value-type="float" office:value="49412.164062" calcext:value-type="float">
            <text:p>49412.164062</text:p>
          </table:table-cell>
          <table:table-cell office:value-type="float" office:value="0.012892" calcext:value-type="float">
            <text:p>0.01289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72" calcext:value-type="float">
            <text:p>2772</text:p>
          </table:table-cell>
          <table:table-cell office:value-type="float" office:value="2489" calcext:value-type="float">
            <text:p>2489</text:p>
          </table:table-cell>
          <table:table-cell office:value-type="float" office:value="998" calcext:value-type="float">
            <text:p>998</text:p>
          </table:table-cell>
          <table:table-cell office:value-type="float" office:value="50122.832031" calcext:value-type="float">
            <text:p>50122.832031</text:p>
          </table:table-cell>
          <table:table-cell office:value-type="float" office:value="0.019911" calcext:value-type="float">
            <text:p>0.0199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16" calcext:value-type="float">
            <text:p>1916</text:p>
          </table:table-cell>
          <table:table-cell office:value-type="float" office:value="1738" calcext:value-type="float">
            <text:p>1738</text:p>
          </table:table-cell>
          <table:table-cell office:value-type="float" office:value="998" calcext:value-type="float">
            <text:p>998</text:p>
          </table:table-cell>
          <table:table-cell office:value-type="float" office:value="49759" calcext:value-type="float">
            <text:p>49759</text:p>
          </table:table-cell>
          <table:table-cell office:value-type="float" office:value="0.020057" calcext:value-type="float">
            <text:p>0.020057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ABT Loss 0.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3" calcext:value-type="float">
            <text:p>1353</text:p>
          </table:table-cell>
          <table:table-cell office:value-type="float" office:value="1074" calcext:value-type="float">
            <text:p>1074</text:p>
          </table:table-cell>
          <table:table-cell office:value-type="float" office:value="550" calcext:value-type="float">
            <text:p>550</text:p>
          </table:table-cell>
          <table:table-cell office:value-type="float" office:value="50608.726562" calcext:value-type="float">
            <text:p>50608.726562</text:p>
          </table:table-cell>
          <table:table-cell office:value-type="float" office:value="0.010868" calcext:value-type="float">
            <text:p>0.010868</text:p>
          </table:table-cell>
          <table:table-cell/>
          <table:table-cell office:value-type="string" calcext:value-type="string">
            <text:p>GBN -L 0.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8" calcext:value-type="float">
            <text:p>3258</text:p>
          </table:table-cell>
          <table:table-cell office:value-type="float" office:value="2597" calcext:value-type="float">
            <text:p>2597</text:p>
          </table:table-cell>
          <table:table-cell office:value-type="float" office:value="998" calcext:value-type="float">
            <text:p>998</text:p>
          </table:table-cell>
          <table:table-cell office:value-type="float" office:value="48852.613281" calcext:value-type="float">
            <text:p>48852.613281</text:p>
          </table:table-cell>
          <table:table-cell office:value-type="float" office:value="0.020429" calcext:value-type="float">
            <text:p>0.020429</text:p>
          </table:table-cell>
          <table:table-cell/>
          <table:table-cell office:value-type="string" calcext:value-type="string">
            <text:p>SR -L 0.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13" calcext:value-type="float">
            <text:p>2413</text:p>
          </table:table-cell>
          <table:table-cell office:value-type="float" office:value="1922" calcext:value-type="float">
            <text:p>1922</text:p>
          </table:table-cell>
          <table:table-cell office:value-type="float" office:value="999" calcext:value-type="float">
            <text:p>999</text:p>
          </table:table-cell>
          <table:table-cell office:value-type="float" office:value="49587.296875" calcext:value-type="float">
            <text:p>49587.296875</text:p>
          </table:table-cell>
          <table:table-cell office:value-type="float" office:value="0.020146" calcext:value-type="float">
            <text:p>0.02014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0" calcext:value-type="float">
            <text:p>1310</text:p>
          </table:table-cell>
          <table:table-cell office:value-type="float" office:value="1029" calcext:value-type="float">
            <text:p>1029</text:p>
          </table:table-cell>
          <table:table-cell office:value-type="float" office:value="522" calcext:value-type="float">
            <text:p>522</text:p>
          </table:table-cell>
          <table:table-cell office:value-type="float" office:value="49591.824219" calcext:value-type="float">
            <text:p>49591.824219</text:p>
          </table:table-cell>
          <table:table-cell office:value-type="float" office:value="0.010526" calcext:value-type="float">
            <text:p>0.0105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72" calcext:value-type="float">
            <text:p>3372</text:p>
          </table:table-cell>
          <table:table-cell office:value-type="float" office:value="2673" calcext:value-type="float">
            <text:p>2673</text:p>
          </table:table-cell>
          <table:table-cell office:value-type="float" office:value="993" calcext:value-type="float">
            <text:p>993</text:p>
          </table:table-cell>
          <table:table-cell office:value-type="float" office:value="49090.875" calcext:value-type="float">
            <text:p>49090.875</text:p>
          </table:table-cell>
          <table:table-cell office:value-type="float" office:value="0.020228" calcext:value-type="float">
            <text:p>0.020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7" calcext:value-type="float">
            <text:p>2467</text:p>
          </table:table-cell>
          <table:table-cell office:value-type="float" office:value="1973" calcext:value-type="float">
            <text:p>1973</text:p>
          </table:table-cell>
          <table:table-cell office:value-type="float" office:value="999" calcext:value-type="float">
            <text:p>999</text:p>
          </table:table-cell>
          <table:table-cell office:value-type="float" office:value="49307.484375" calcext:value-type="float">
            <text:p>49307.484375</text:p>
          </table:table-cell>
          <table:table-cell office:value-type="float" office:value="0.020261" calcext:value-type="float">
            <text:p>0.0202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8" calcext:value-type="float">
            <text:p>1308</text:p>
          </table:table-cell>
          <table:table-cell office:value-type="float" office:value="1047" calcext:value-type="float">
            <text:p>1047</text:p>
          </table:table-cell>
          <table:table-cell office:value-type="float" office:value="542" calcext:value-type="float">
            <text:p>542</text:p>
          </table:table-cell>
          <table:table-cell office:value-type="float" office:value="49454.183594" calcext:value-type="float">
            <text:p>49454.183594</text:p>
          </table:table-cell>
          <table:table-cell office:value-type="float" office:value="0.01096" calcext:value-type="float">
            <text:p>0.010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63" calcext:value-type="float">
            <text:p>3563</text:p>
          </table:table-cell>
          <table:table-cell office:value-type="float" office:value="2839" calcext:value-type="float">
            <text:p>2839</text:p>
          </table:table-cell>
          <table:table-cell office:value-type="float" office:value="997" calcext:value-type="float">
            <text:p>997</text:p>
          </table:table-cell>
          <table:table-cell office:value-type="float" office:value="49095.421875" calcext:value-type="float">
            <text:p>49095.421875</text:p>
          </table:table-cell>
          <table:table-cell office:value-type="float" office:value="0.020307" calcext:value-type="float">
            <text:p>0.020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19" calcext:value-type="float">
            <text:p>2519</text:p>
          </table:table-cell>
          <table:table-cell office:value-type="float" office:value="2001" calcext:value-type="float">
            <text:p>2001</text:p>
          </table:table-cell>
          <table:table-cell office:value-type="float" office:value="999" calcext:value-type="float">
            <text:p>999</text:p>
          </table:table-cell>
          <table:table-cell office:value-type="float" office:value="50065.652344" calcext:value-type="float">
            <text:p>50065.652344</text:p>
          </table:table-cell>
          <table:table-cell office:value-type="float" office:value="0.019954" calcext:value-type="float">
            <text:p>0.0199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9" calcext:value-type="float">
            <text:p>1059</text:p>
          </table:table-cell>
          <table:table-cell office:value-type="float" office:value="556" calcext:value-type="float">
            <text:p>556</text:p>
          </table:table-cell>
          <table:table-cell office:value-type="float" office:value="50799.9375" calcext:value-type="float">
            <text:p>50799.9375</text:p>
          </table:table-cell>
          <table:table-cell office:value-type="float" office:value="0.010945" calcext:value-type="float">
            <text:p>0.0109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80" calcext:value-type="float">
            <text:p>3280</text:p>
          </table:table-cell>
          <table:table-cell office:value-type="float" office:value="2647" calcext:value-type="float">
            <text:p>2647</text:p>
          </table:table-cell>
          <table:table-cell office:value-type="float" office:value="997" calcext:value-type="float">
            <text:p>997</text:p>
          </table:table-cell>
          <table:table-cell office:value-type="float" office:value="48712.617188" calcext:value-type="float">
            <text:p>48712.617188</text:p>
          </table:table-cell>
          <table:table-cell office:value-type="float" office:value="0.020467" calcext:value-type="float">
            <text:p>0.0204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3" calcext:value-type="float">
            <text:p>2463</text:p>
          </table:table-cell>
          <table:table-cell office:value-type="float" office:value="1984" calcext:value-type="float">
            <text:p>1984</text:p>
          </table:table-cell>
          <table:table-cell office:value-type="float" office:value="999" calcext:value-type="float">
            <text:p>999</text:p>
          </table:table-cell>
          <table:table-cell office:value-type="float" office:value="50340.089844" calcext:value-type="float">
            <text:p>50340.089844</text:p>
          </table:table-cell>
          <table:table-cell office:value-type="float" office:value="0.019845" calcext:value-type="float">
            <text:p>0.0198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1" calcext:value-type="float">
            <text:p>1311</text:p>
          </table:table-cell>
          <table:table-cell office:value-type="float" office:value="1066" calcext:value-type="float">
            <text:p>1066</text:p>
          </table:table-cell>
          <table:table-cell office:value-type="float" office:value="576" calcext:value-type="float">
            <text:p>576</text:p>
          </table:table-cell>
          <table:table-cell office:value-type="float" office:value="51051.6875" calcext:value-type="float">
            <text:p>51051.6875</text:p>
          </table:table-cell>
          <table:table-cell office:value-type="float" office:value="0.011283" calcext:value-type="float">
            <text:p>0.0112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29" calcext:value-type="float">
            <text:p>3129</text:p>
          </table:table-cell>
          <table:table-cell office:value-type="float" office:value="2532" calcext:value-type="float">
            <text:p>2532</text:p>
          </table:table-cell>
          <table:table-cell office:value-type="float" office:value="997" calcext:value-type="float">
            <text:p>997</text:p>
          </table:table-cell>
          <table:table-cell office:value-type="float" office:value="49917.707031" calcext:value-type="float">
            <text:p>49917.707031</text:p>
          </table:table-cell>
          <table:table-cell office:value-type="float" office:value="0.019973" calcext:value-type="float">
            <text:p>0.0199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9" calcext:value-type="float">
            <text:p>2399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50292.75" calcext:value-type="float">
            <text:p>50292.75</text:p>
          </table:table-cell>
          <table:table-cell office:value-type="float" office:value="0.019864" calcext:value-type="float">
            <text:p>0.0198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6" calcext:value-type="float">
            <text:p>1306</text:p>
          </table:table-cell>
          <table:table-cell office:value-type="float" office:value="1060" calcext:value-type="float">
            <text:p>1060</text:p>
          </table:table-cell>
          <table:table-cell office:value-type="float" office:value="545" calcext:value-type="float">
            <text:p>545</text:p>
          </table:table-cell>
          <table:table-cell office:value-type="float" office:value="49327.957031" calcext:value-type="float">
            <text:p>49327.957031</text:p>
          </table:table-cell>
          <table:table-cell office:value-type="float" office:value="0.011049" calcext:value-type="float">
            <text:p>0.0110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9" calcext:value-type="float">
            <text:p>3259</text:p>
          </table:table-cell>
          <table:table-cell office:value-type="float" office:value="2582" calcext:value-type="float">
            <text:p>2582</text:p>
          </table:table-cell>
          <table:table-cell office:value-type="float" office:value="998" calcext:value-type="float">
            <text:p>998</text:p>
          </table:table-cell>
          <table:table-cell office:value-type="float" office:value="49915.425781" calcext:value-type="float">
            <text:p>49915.425781</text:p>
          </table:table-cell>
          <table:table-cell office:value-type="float" office:value="0.019994" calcext:value-type="float">
            <text:p>0.019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37" calcext:value-type="float">
            <text:p>2437</text:p>
          </table:table-cell>
          <table:table-cell office:value-type="float" office:value="1933" calcext:value-type="float">
            <text:p>1933</text:p>
          </table:table-cell>
          <table:table-cell office:value-type="float" office:value="999" calcext:value-type="float">
            <text:p>999</text:p>
          </table:table-cell>
          <table:table-cell office:value-type="float" office:value="51355.421875" calcext:value-type="float">
            <text:p>51355.421875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38" calcext:value-type="float">
            <text:p>1038</text:p>
          </table:table-cell>
          <table:table-cell office:value-type="float" office:value="533" calcext:value-type="float">
            <text:p>533</text:p>
          </table:table-cell>
          <table:table-cell office:value-type="float" office:value="49381.652344" calcext:value-type="float">
            <text:p>49381.652344</text:p>
          </table:table-cell>
          <table:table-cell office:value-type="float" office:value="0.010793" calcext:value-type="float">
            <text:p>0.01079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53" calcext:value-type="float">
            <text:p>3353</text:p>
          </table:table-cell>
          <table:table-cell office:value-type="float" office:value="2716" calcext:value-type="float">
            <text:p>2716</text:p>
          </table:table-cell>
          <table:table-cell office:value-type="float" office:value="995" calcext:value-type="float">
            <text:p>995</text:p>
          </table:table-cell>
          <table:table-cell office:value-type="float" office:value="50234.292969" calcext:value-type="float">
            <text:p>50234.292969</text:p>
          </table:table-cell>
          <table:table-cell office:value-type="float" office:value="0.019807" calcext:value-type="float">
            <text:p>0.0198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84" calcext:value-type="float">
            <text:p>2484</text:p>
          </table:table-cell>
          <table:table-cell office:value-type="float" office:value="1980" calcext:value-type="float">
            <text:p>1980</text:p>
          </table:table-cell>
          <table:table-cell office:value-type="float" office:value="998" calcext:value-type="float">
            <text:p>998</text:p>
          </table:table-cell>
          <table:table-cell office:value-type="float" office:value="49181.957031" calcext:value-type="float">
            <text:p>49181.957031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65" calcext:value-type="float">
            <text:p>1065</text:p>
          </table:table-cell>
          <table:table-cell office:value-type="float" office:value="543" calcext:value-type="float">
            <text:p>543</text:p>
          </table:table-cell>
          <table:table-cell office:value-type="float" office:value="50129.851562" calcext:value-type="float">
            <text:p>50129.851562</text:p>
          </table:table-cell>
          <table:table-cell office:value-type="float" office:value="0.010832" calcext:value-type="float">
            <text:p>0.0108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6" calcext:value-type="float">
            <text:p>3256</text:p>
          </table:table-cell>
          <table:table-cell office:value-type="float" office:value="2638" calcext:value-type="float">
            <text:p>2638</text:p>
          </table:table-cell>
          <table:table-cell office:value-type="float" office:value="996" calcext:value-type="float">
            <text:p>996</text:p>
          </table:table-cell>
          <table:table-cell office:value-type="float" office:value="50081.167969" calcext:value-type="float">
            <text:p>50081.167969</text:p>
          </table:table-cell>
          <table:table-cell office:value-type="float" office:value="0.019888" calcext:value-type="float">
            <text:p>0.0198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1" calcext:value-type="float">
            <text:p>2361</text:p>
          </table:table-cell>
          <table:table-cell office:value-type="float" office:value="1909" calcext:value-type="float">
            <text:p>1909</text:p>
          </table:table-cell>
          <table:table-cell office:value-type="float" office:value="999" calcext:value-type="float">
            <text:p>999</text:p>
          </table:table-cell>
          <table:table-cell office:value-type="float" office:value="51181.753906" calcext:value-type="float">
            <text:p>51181.753906</text:p>
          </table:table-cell>
          <table:table-cell office:value-type="float" office:value="0.019519" calcext:value-type="float">
            <text:p>0.01951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2" calcext:value-type="float">
            <text:p>1052</text:p>
          </table:table-cell>
          <table:table-cell office:value-type="float" office:value="547" calcext:value-type="float">
            <text:p>547</text:p>
          </table:table-cell>
          <table:table-cell office:value-type="float" office:value="50549.277344" calcext:value-type="float">
            <text:p>50549.277344</text:p>
          </table:table-cell>
          <table:table-cell office:value-type="float" office:value="0.010821" calcext:value-type="float">
            <text:p>0.0108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float" office:value="2665" calcext:value-type="float">
            <text:p>2665</text:p>
          </table:table-cell>
          <table:table-cell office:value-type="float" office:value="998" calcext:value-type="float">
            <text:p>998</text:p>
          </table:table-cell>
          <table:table-cell office:value-type="float" office:value="48129.710938" calcext:value-type="float">
            <text:p>48129.710938</text:p>
          </table:table-cell>
          <table:table-cell office:value-type="float" office:value="0.020736" calcext:value-type="float">
            <text:p>0.0207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70" calcext:value-type="float">
            <text:p>2570</text:p>
          </table:table-cell>
          <table:table-cell office:value-type="float" office:value="2034" calcext:value-type="float">
            <text:p>2034</text:p>
          </table:table-cell>
          <table:table-cell office:value-type="float" office:value="999" calcext:value-type="float">
            <text:p>999</text:p>
          </table:table-cell>
          <table:table-cell office:value-type="float" office:value="49048.558594" calcext:value-type="float">
            <text:p>49048.558594</text:p>
          </table:table-cell>
          <table:table-cell office:value-type="float" office:value="0.020368" calcext:value-type="float">
            <text:p>0.0203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6" calcext:value-type="float">
            <text:p>1356</text:p>
          </table:table-cell>
          <table:table-cell office:value-type="float" office:value="1070" calcext:value-type="float">
            <text:p>1070</text:p>
          </table:table-cell>
          <table:table-cell office:value-type="float" office:value="533" calcext:value-type="float">
            <text:p>533</text:p>
          </table:table-cell>
          <table:table-cell office:value-type="float" office:value="50293.203125" calcext:value-type="float">
            <text:p>50293.203125</text:p>
          </table:table-cell>
          <table:table-cell office:value-type="float" office:value="0.010598" calcext:value-type="float">
            <text:p>0.01059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45" calcext:value-type="float">
            <text:p>3245</text:p>
          </table:table-cell>
          <table:table-cell office:value-type="float" office:value="2627" calcext:value-type="float">
            <text:p>2627</text:p>
          </table:table-cell>
          <table:table-cell office:value-type="float" office:value="997" calcext:value-type="float">
            <text:p>997</text:p>
          </table:table-cell>
          <table:table-cell office:value-type="float" office:value="48204.265625" calcext:value-type="float">
            <text:p>48204.265625</text:p>
          </table:table-cell>
          <table:table-cell office:value-type="float" office:value="0.020683" calcext:value-type="float">
            <text:p>0.02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911" calcext:value-type="float">
            <text:p>1911</text:p>
          </table:table-cell>
          <table:table-cell office:value-type="float" office:value="998" calcext:value-type="float">
            <text:p>998</text:p>
          </table:table-cell>
          <table:table-cell office:value-type="float" office:value="49857.546875" calcext:value-type="float">
            <text:p>49857.546875</text:p>
          </table:table-cell>
          <table:table-cell office:value-type="float" office:value="0.020017" calcext:value-type="float">
            <text:p>0.020017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office:value-type="string" calcext:value-type="string">
            <text:p>ABT Loss 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7" calcext:value-type="float">
            <text:p>1467</text:p>
          </table:table-cell>
          <table:table-cell office:value-type="float" office:value="876" calcext:value-type="float">
            <text:p>876</text:p>
          </table:table-cell>
          <table:table-cell office:value-type="float" office:value="347" calcext:value-type="float">
            <text:p>347</text:p>
          </table:table-cell>
          <table:table-cell office:value-type="float" office:value="50800.269531" calcext:value-type="float">
            <text:p>50800.269531</text:p>
          </table:table-cell>
          <table:table-cell office:value-type="float" office:value="0.006831" calcext:value-type="float">
            <text:p>0.006831</text:p>
          </table:table-cell>
          <table:table-cell/>
          <table:table-cell office:value-type="string" calcext:value-type="string">
            <text:p>GBN -L 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445" calcext:value-type="float">
            <text:p>33445</text:p>
          </table:table-cell>
          <table:table-cell office:value-type="float" office:value="6108" calcext:value-type="float">
            <text:p>6108</text:p>
          </table:table-cell>
          <table:table-cell office:value-type="float" office:value="685" calcext:value-type="float">
            <text:p>685</text:p>
          </table:table-cell>
          <table:table-cell office:value-type="float" office:value="50776.03125" calcext:value-type="float">
            <text:p>50776.03125</text:p>
          </table:table-cell>
          <table:table-cell office:value-type="float" office:value="0.013491" calcext:value-type="float">
            <text:p>0.013491</text:p>
          </table:table-cell>
          <table:table-cell/>
          <table:table-cell office:value-type="string" calcext:value-type="string">
            <text:p>SR -L 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377" calcext:value-type="float">
            <text:p>4377</text:p>
          </table:table-cell>
          <table:table-cell office:value-type="float" office:value="2627" calcext:value-type="float">
            <text:p>2627</text:p>
          </table:table-cell>
          <table:table-cell office:value-type="float" office:value="998" calcext:value-type="float">
            <text:p>998</text:p>
          </table:table-cell>
          <table:table-cell office:value-type="float" office:value="49880.003906" calcext:value-type="float">
            <text:p>49880.003906</text:p>
          </table:table-cell>
          <table:table-cell office:value-type="float" office:value="0.020008" calcext:value-type="float">
            <text:p>0.0200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75" calcext:value-type="float">
            <text:p>1475</text:p>
          </table:table-cell>
          <table:table-cell office:value-type="float" office:value="877" calcext:value-type="float">
            <text:p>877</text:p>
          </table:table-cell>
          <table:table-cell office:value-type="float" office:value="320" calcext:value-type="float">
            <text:p>320</text:p>
          </table:table-cell>
          <table:table-cell office:value-type="float" office:value="50334.4375" calcext:value-type="float">
            <text:p>50334.4375</text:p>
          </table:table-cell>
          <table:table-cell office:value-type="float" office:value="0.006357" calcext:value-type="float">
            <text:p>0.0063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8394" calcext:value-type="float">
            <text:p>18394</text:p>
          </table:table-cell>
          <table:table-cell office:value-type="float" office:value="4821" calcext:value-type="float">
            <text:p>4821</text:p>
          </table:table-cell>
          <table:table-cell office:value-type="float" office:value="873" calcext:value-type="float">
            <text:p>873</text:p>
          </table:table-cell>
          <table:table-cell office:value-type="float" office:value="51152.667969" calcext:value-type="float">
            <text:p>51152.667969</text:p>
          </table:table-cell>
          <table:table-cell office:value-type="float" office:value="0.017067" calcext:value-type="float">
            <text:p>0.0170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547" calcext:value-type="float">
            <text:p>4547</text:p>
          </table:table-cell>
          <table:table-cell office:value-type="float" office:value="2718" calcext:value-type="float">
            <text:p>2718</text:p>
          </table:table-cell>
          <table:table-cell office:value-type="float" office:value="998" calcext:value-type="float">
            <text:p>998</text:p>
          </table:table-cell>
          <table:table-cell office:value-type="float" office:value="50134.609375" calcext:value-type="float">
            <text:p>50134.609375</text:p>
          </table:table-cell>
          <table:table-cell office:value-type="float" office:value="0.019906" calcext:value-type="float">
            <text:p>0.0199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77" calcext:value-type="float">
            <text:p>1477</text:p>
          </table:table-cell>
          <table:table-cell office:value-type="float" office:value="879" calcext:value-type="float">
            <text:p>879</text:p>
          </table:table-cell>
          <table:table-cell office:value-type="float" office:value="346" calcext:value-type="float">
            <text:p>346</text:p>
          </table:table-cell>
          <table:table-cell office:value-type="float" office:value="50456.699219" calcext:value-type="float">
            <text:p>50456.699219</text:p>
          </table:table-cell>
          <table:table-cell office:value-type="float" office:value="0.006857" calcext:value-type="float">
            <text:p>0.0068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1985" calcext:value-type="float">
            <text:p>11985</text:p>
          </table:table-cell>
          <table:table-cell office:value-type="float" office:value="4432" calcext:value-type="float">
            <text:p>4432</text:p>
          </table:table-cell>
          <table:table-cell office:value-type="float" office:value="915" calcext:value-type="float">
            <text:p>915</text:p>
          </table:table-cell>
          <table:table-cell office:value-type="float" office:value="50674.832031" calcext:value-type="float">
            <text:p>50674.832031</text:p>
          </table:table-cell>
          <table:table-cell office:value-type="float" office:value="0.018056" calcext:value-type="float">
            <text:p>0.0180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386" calcext:value-type="float">
            <text:p>4386</text:p>
          </table:table-cell>
          <table:table-cell office:value-type="float" office:value="2592" calcext:value-type="float">
            <text:p>2592</text:p>
          </table:table-cell>
          <table:table-cell office:value-type="float" office:value="998" calcext:value-type="float">
            <text:p>998</text:p>
          </table:table-cell>
          <table:table-cell office:value-type="float" office:value="49132.34375" calcext:value-type="float">
            <text:p>49132.34375</text:p>
          </table:table-cell>
          <table:table-cell office:value-type="float" office:value="0.020312" calcext:value-type="float">
            <text:p>0.0203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86" calcext:value-type="float">
            <text:p>1486</text:p>
          </table:table-cell>
          <table:table-cell office:value-type="float" office:value="902" calcext:value-type="float">
            <text:p>902</text:p>
          </table:table-cell>
          <table:table-cell office:value-type="float" office:value="364" calcext:value-type="float">
            <text:p>364</text:p>
          </table:table-cell>
          <table:table-cell office:value-type="float" office:value="51097.796875" calcext:value-type="float">
            <text:p>51097.796875</text:p>
          </table:table-cell>
          <table:table-cell office:value-type="float" office:value="0.007124" calcext:value-type="float">
            <text:p>0.0071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6920" calcext:value-type="float">
            <text:p>46920</text:p>
          </table:table-cell>
          <table:table-cell office:value-type="float" office:value="6955" calcext:value-type="float">
            <text:p>6955</text:p>
          </table:table-cell>
          <table:table-cell office:value-type="float" office:value="513" calcext:value-type="float">
            <text:p>513</text:p>
          </table:table-cell>
          <table:table-cell office:value-type="float" office:value="50770.390625" calcext:value-type="float">
            <text:p>50770.390625</text:p>
          </table:table-cell>
          <table:table-cell office:value-type="float" office:value="0.010104" calcext:value-type="float">
            <text:p>0.0101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320" calcext:value-type="float">
            <text:p>4320</text:p>
          </table:table-cell>
          <table:table-cell office:value-type="float" office:value="2630" calcext:value-type="float">
            <text:p>2630</text:p>
          </table:table-cell>
          <table:table-cell office:value-type="float" office:value="997" calcext:value-type="float">
            <text:p>997</text:p>
          </table:table-cell>
          <table:table-cell office:value-type="float" office:value="50933.78125" calcext:value-type="float">
            <text:p>50933.78125</text:p>
          </table:table-cell>
          <table:table-cell office:value-type="float" office:value="0.019574" calcext:value-type="float">
            <text:p>0.0195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14" calcext:value-type="float">
            <text:p>1414</text:p>
          </table:table-cell>
          <table:table-cell office:value-type="float" office:value="844" calcext:value-type="float">
            <text:p>844</text:p>
          </table:table-cell>
          <table:table-cell office:value-type="float" office:value="345" calcext:value-type="float">
            <text:p>345</text:p>
          </table:table-cell>
          <table:table-cell office:value-type="float" office:value="48690.226562" calcext:value-type="float">
            <text:p>48690.226562</text:p>
          </table:table-cell>
          <table:table-cell office:value-type="float" office:value="0.007086" calcext:value-type="float">
            <text:p>0.0070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103" calcext:value-type="float">
            <text:p>6103</text:p>
          </table:table-cell>
          <table:table-cell office:value-type="float" office:value="3695" calcext:value-type="float">
            <text:p>3695</text:p>
          </table:table-cell>
          <table:table-cell office:value-type="float" office:value="993" calcext:value-type="float">
            <text:p>993</text:p>
          </table:table-cell>
          <table:table-cell office:value-type="float" office:value="49890.460938" calcext:value-type="float">
            <text:p>49890.460938</text:p>
          </table:table-cell>
          <table:table-cell office:value-type="float" office:value="0.019904" calcext:value-type="float">
            <text:p>0.0199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313" calcext:value-type="float">
            <text:p>4313</text:p>
          </table:table-cell>
          <table:table-cell office:value-type="float" office:value="2607" calcext:value-type="float">
            <text:p>2607</text:p>
          </table:table-cell>
          <table:table-cell office:value-type="float" office:value="997" calcext:value-type="float">
            <text:p>997</text:p>
          </table:table-cell>
          <table:table-cell office:value-type="float" office:value="49532.476562" calcext:value-type="float">
            <text:p>49532.476562</text:p>
          </table:table-cell>
          <table:table-cell office:value-type="float" office:value="0.020128" calcext:value-type="float">
            <text:p>0.0201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42" calcext:value-type="float">
            <text:p>1442</text:p>
          </table:table-cell>
          <table:table-cell office:value-type="float" office:value="873" calcext:value-type="float">
            <text:p>873</text:p>
          </table:table-cell>
          <table:table-cell office:value-type="float" office:value="342" calcext:value-type="float">
            <text:p>342</text:p>
          </table:table-cell>
          <table:table-cell office:value-type="float" office:value="50269.558594" calcext:value-type="float">
            <text:p>50269.558594</text:p>
          </table:table-cell>
          <table:table-cell office:value-type="float" office:value="0.006803" calcext:value-type="float">
            <text:p>0.0068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594" calcext:value-type="float">
            <text:p>62594</text:p>
          </table:table-cell>
          <table:table-cell office:value-type="float" office:value="8012" calcext:value-type="float">
            <text:p>8012</text:p>
          </table:table-cell>
          <table:table-cell office:value-type="float" office:value="283" calcext:value-type="float">
            <text:p>283</text:p>
          </table:table-cell>
          <table:table-cell office:value-type="float" office:value="48525.832031" calcext:value-type="float">
            <text:p>48525.832031</text:p>
          </table:table-cell>
          <table:table-cell office:value-type="float" office:value="0.005832" calcext:value-type="float">
            <text:p>0.0058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267" calcext:value-type="float">
            <text:p>4267</text:p>
          </table:table-cell>
          <table:table-cell office:value-type="float" office:value="2575" calcext:value-type="float">
            <text:p>2575</text:p>
          </table:table-cell>
          <table:table-cell office:value-type="float" office:value="999" calcext:value-type="float">
            <text:p>999</text:p>
          </table:table-cell>
          <table:table-cell office:value-type="float" office:value="51264.46875" calcext:value-type="float">
            <text:p>51264.46875</text:p>
          </table:table-cell>
          <table:table-cell office:value-type="float" office:value="0.019487" calcext:value-type="float">
            <text:p>0.01948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9" calcext:value-type="float">
            <text:p>1469</text:p>
          </table:table-cell>
          <table:table-cell office:value-type="float" office:value="890" calcext:value-type="float">
            <text:p>890</text:p>
          </table:table-cell>
          <table:table-cell office:value-type="float" office:value="324" calcext:value-type="float">
            <text:p>324</text:p>
          </table:table-cell>
          <table:table-cell office:value-type="float" office:value="49918.222656" calcext:value-type="float">
            <text:p>49918.222656</text:p>
          </table:table-cell>
          <table:table-cell office:value-type="float" office:value="0.006491" calcext:value-type="float">
            <text:p>0.00649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250" calcext:value-type="float">
            <text:p>50250</text:p>
          </table:table-cell>
          <table:table-cell office:value-type="float" office:value="7268" calcext:value-type="float">
            <text:p>7268</text:p>
          </table:table-cell>
          <table:table-cell office:value-type="float" office:value="454" calcext:value-type="float">
            <text:p>454</text:p>
          </table:table-cell>
          <table:table-cell office:value-type="float" office:value="50338.84375" calcext:value-type="float">
            <text:p>50338.84375</text:p>
          </table:table-cell>
          <table:table-cell office:value-type="float" office:value="0.009019" calcext:value-type="float">
            <text:p>0.0090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367" calcext:value-type="float">
            <text:p>4367</text:p>
          </table:table-cell>
          <table:table-cell office:value-type="float" office:value="2594" calcext:value-type="float">
            <text:p>2594</text:p>
          </table:table-cell>
          <table:table-cell office:value-type="float" office:value="997" calcext:value-type="float">
            <text:p>997</text:p>
          </table:table-cell>
          <table:table-cell office:value-type="float" office:value="49664.246094" calcext:value-type="float">
            <text:p>49664.246094</text:p>
          </table:table-cell>
          <table:table-cell office:value-type="float" office:value="0.020075" calcext:value-type="float">
            <text:p>0.0200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1" calcext:value-type="float">
            <text:p>1461</text:p>
          </table:table-cell>
          <table:table-cell office:value-type="float" office:value="886" calcext:value-type="float">
            <text:p>886</text:p>
          </table:table-cell>
          <table:table-cell office:value-type="float" office:value="345" calcext:value-type="float">
            <text:p>345</text:p>
          </table:table-cell>
          <table:table-cell office:value-type="float" office:value="49980.496094" calcext:value-type="float">
            <text:p>49980.496094</text:p>
          </table:table-cell>
          <table:table-cell office:value-type="float" office:value="0.006903" calcext:value-type="float">
            <text:p>0.0069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102" calcext:value-type="float">
            <text:p>6102</text:p>
          </table:table-cell>
          <table:table-cell office:value-type="float" office:value="3694" calcext:value-type="float">
            <text:p>3694</text:p>
          </table:table-cell>
          <table:table-cell office:value-type="float" office:value="994" calcext:value-type="float">
            <text:p>994</text:p>
          </table:table-cell>
          <table:table-cell office:value-type="float" office:value="50787.410156" calcext:value-type="float">
            <text:p>50787.410156</text:p>
          </table:table-cell>
          <table:table-cell office:value-type="float" office:value="0.019572" calcext:value-type="float">
            <text:p>0.0195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166" calcext:value-type="float">
            <text:p>4166</text:p>
          </table:table-cell>
          <table:table-cell office:value-type="float" office:value="2502" calcext:value-type="float">
            <text:p>2502</text:p>
          </table:table-cell>
          <table:table-cell office:value-type="float" office:value="997" calcext:value-type="float">
            <text:p>997</text:p>
          </table:table-cell>
          <table:table-cell office:value-type="float" office:value="51191.128906" calcext:value-type="float">
            <text:p>51191.128906</text:p>
          </table:table-cell>
          <table:table-cell office:value-type="float" office:value="0.019476" calcext:value-type="float">
            <text:p>0.0194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8" calcext:value-type="float">
            <text:p>1468</text:p>
          </table:table-cell>
          <table:table-cell office:value-type="float" office:value="873" calcext:value-type="float">
            <text:p>873</text:p>
          </table:table-cell>
          <table:table-cell office:value-type="float" office:value="336" calcext:value-type="float">
            <text:p>336</text:p>
          </table:table-cell>
          <table:table-cell office:value-type="float" office:value="50052.039062" calcext:value-type="float">
            <text:p>50052.039062</text:p>
          </table:table-cell>
          <table:table-cell office:value-type="float" office:value="0.006713" calcext:value-type="float">
            <text:p>0.0067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3980" calcext:value-type="float">
            <text:p>53980</text:p>
          </table:table-cell>
          <table:table-cell office:value-type="float" office:value="7328" calcext:value-type="float">
            <text:p>7328</text:p>
          </table:table-cell>
          <table:table-cell office:value-type="float" office:value="409" calcext:value-type="float">
            <text:p>409</text:p>
          </table:table-cell>
          <table:table-cell office:value-type="float" office:value="49919.972656" calcext:value-type="float">
            <text:p>49919.972656</text:p>
          </table:table-cell>
          <table:table-cell office:value-type="float" office:value="0.008193" calcext:value-type="float">
            <text:p>0.0081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416" calcext:value-type="float">
            <text:p>4416</text:p>
          </table:table-cell>
          <table:table-cell office:value-type="float" office:value="2684" calcext:value-type="float">
            <text:p>2684</text:p>
          </table:table-cell>
          <table:table-cell office:value-type="float" office:value="999" calcext:value-type="float">
            <text:p>999</text:p>
          </table:table-cell>
          <table:table-cell office:value-type="float" office:value="50019.476562" calcext:value-type="float">
            <text:p>50019.476562</text:p>
          </table:table-cell>
          <table:table-cell office:value-type="float" office:value="0.019972" calcext:value-type="float">
            <text:p>0.0199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87" calcext:value-type="float">
            <text:p>1487</text:p>
          </table:table-cell>
          <table:table-cell office:value-type="float" office:value="887" calcext:value-type="float">
            <text:p>887</text:p>
          </table:table-cell>
          <table:table-cell office:value-type="float" office:value="333" calcext:value-type="float">
            <text:p>333</text:p>
          </table:table-cell>
          <table:table-cell office:value-type="float" office:value="49630.757812" calcext:value-type="float">
            <text:p>49630.757812</text:p>
          </table:table-cell>
          <table:table-cell office:value-type="float" office:value="0.00671" calcext:value-type="float">
            <text:p>0.0067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1846" calcext:value-type="float">
            <text:p>61846</text:p>
          </table:table-cell>
          <table:table-cell office:value-type="float" office:value="7869" calcext:value-type="float">
            <text:p>7869</text:p>
          </table:table-cell>
          <table:table-cell office:value-type="float" office:value="308" calcext:value-type="float">
            <text:p>308</text:p>
          </table:table-cell>
          <table:table-cell office:value-type="float" office:value="50437.03125" calcext:value-type="float">
            <text:p>50437.03125</text:p>
          </table:table-cell>
          <table:table-cell office:value-type="float" office:value="0.006107" calcext:value-type="float">
            <text:p>0.0061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282" calcext:value-type="float">
            <text:p>4282</text:p>
          </table:table-cell>
          <table:table-cell office:value-type="float" office:value="2596" calcext:value-type="float">
            <text:p>2596</text:p>
          </table:table-cell>
          <table:table-cell office:value-type="float" office:value="998" calcext:value-type="float">
            <text:p>998</text:p>
          </table:table-cell>
          <table:table-cell office:value-type="float" office:value="49208.023438" calcext:value-type="float">
            <text:p>49208.023438</text:p>
          </table:table-cell>
          <table:table-cell office:value-type="float" office:value="0.020281" calcext:value-type="float">
            <text:p>0.020281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office:value-type="string" calcext:value-type="string">
            <text:p>ABT Loss 0.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35" calcext:value-type="float">
            <text:p>1635</text:p>
          </table:table-cell>
          <table:table-cell office:value-type="float" office:value="677" calcext:value-type="float">
            <text:p>677</text:p>
          </table:table-cell>
          <table:table-cell office:value-type="float" office:value="181" calcext:value-type="float">
            <text:p>181</text:p>
          </table:table-cell>
          <table:table-cell office:value-type="float" office:value="52771.835938" calcext:value-type="float">
            <text:p>52771.835938</text:p>
          </table:table-cell>
          <table:table-cell office:value-type="float" office:value="0.00343" calcext:value-type="float">
            <text:p>0.00343</text:p>
          </table:table-cell>
          <table:table-cell/>
          <table:table-cell office:value-type="string" calcext:value-type="string">
            <text:p>GBN -L 0.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4183" calcext:value-type="float">
            <text:p>74183</text:p>
          </table:table-cell>
          <table:table-cell office:value-type="float" office:value="8828" calcext:value-type="float">
            <text:p>8828</text:p>
          </table:table-cell>
          <table:table-cell office:value-type="float" office:value="142" calcext:value-type="float">
            <text:p>142</text:p>
          </table:table-cell>
          <table:table-cell office:value-type="float" office:value="49102.347656" calcext:value-type="float">
            <text:p>49102.347656</text:p>
          </table:table-cell>
          <table:table-cell office:value-type="float" office:value="0.002892" calcext:value-type="float">
            <text:p>0.002892</text:p>
          </table:table-cell>
          <table:table-cell/>
          <table:table-cell office:value-type="string" calcext:value-type="string">
            <text:p>SR -L 0.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710" calcext:value-type="float">
            <text:p>9710</text:p>
          </table:table-cell>
          <table:table-cell office:value-type="float" office:value="3923" calcext:value-type="float">
            <text:p>3923</text:p>
          </table:table-cell>
          <table:table-cell office:value-type="float" office:value="996" calcext:value-type="float">
            <text:p>996</text:p>
          </table:table-cell>
          <table:table-cell office:value-type="float" office:value="50308.839844" calcext:value-type="float">
            <text:p>50308.839844</text:p>
          </table:table-cell>
          <table:table-cell office:value-type="float" office:value="0.019798" calcext:value-type="float">
            <text:p>0.0197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39" calcext:value-type="float">
            <text:p>1539</text:p>
          </table:table-cell>
          <table:table-cell office:value-type="float" office:value="633" calcext:value-type="float">
            <text:p>633</text:p>
          </table:table-cell>
          <table:table-cell office:value-type="float" office:value="167" calcext:value-type="float">
            <text:p>167</text:p>
          </table:table-cell>
          <table:table-cell office:value-type="float" office:value="48893.191406" calcext:value-type="float">
            <text:p>48893.191406</text:p>
          </table:table-cell>
          <table:table-cell office:value-type="float" office:value="0.003416" calcext:value-type="float">
            <text:p>0.0034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3324" calcext:value-type="float">
            <text:p>73324</text:p>
          </table:table-cell>
          <table:table-cell office:value-type="float" office:value="8715" calcext:value-type="float">
            <text:p>8715</text:p>
          </table:table-cell>
          <table:table-cell office:value-type="float" office:value="157" calcext:value-type="float">
            <text:p>157</text:p>
          </table:table-cell>
          <table:table-cell office:value-type="float" office:value="48673.3125" calcext:value-type="float">
            <text:p>48673.3125</text:p>
          </table:table-cell>
          <table:table-cell office:value-type="float" office:value="0.003226" calcext:value-type="float">
            <text:p>0.0032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048" calcext:value-type="float">
            <text:p>10048</text:p>
          </table:table-cell>
          <table:table-cell office:value-type="float" office:value="3907" calcext:value-type="float">
            <text:p>3907</text:p>
          </table:table-cell>
          <table:table-cell office:value-type="float" office:value="997" calcext:value-type="float">
            <text:p>997</text:p>
          </table:table-cell>
          <table:table-cell office:value-type="float" office:value="50673.441406" calcext:value-type="float">
            <text:p>50673.441406</text:p>
          </table:table-cell>
          <table:table-cell office:value-type="float" office:value="0.019675" calcext:value-type="float">
            <text:p>0.0196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27" calcext:value-type="float">
            <text:p>1627</text:p>
          </table:table-cell>
          <table:table-cell office:value-type="float" office:value="650" calcext:value-type="float">
            <text:p>650</text:p>
          </table:table-cell>
          <table:table-cell office:value-type="float" office:value="160" calcext:value-type="float">
            <text:p>160</text:p>
          </table:table-cell>
          <table:table-cell office:value-type="float" office:value="50895.144531" calcext:value-type="float">
            <text:p>50895.144531</text:p>
          </table:table-cell>
          <table:table-cell office:value-type="float" office:value="0.003144" calcext:value-type="float">
            <text:p>0.0031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9049" calcext:value-type="float">
            <text:p>79049</text:p>
          </table:table-cell>
          <table:table-cell office:value-type="float" office:value="9190" calcext:value-type="float">
            <text:p>9190</text:p>
          </table:table-cell>
          <table:table-cell office:value-type="float" office:value="122" calcext:value-type="float">
            <text:p>122</text:p>
          </table:table-cell>
          <table:table-cell office:value-type="float" office:value="50918.523438" calcext:value-type="float">
            <text:p>50918.523438</text:p>
          </table:table-cell>
          <table:table-cell office:value-type="float" office:value="0.002396" calcext:value-type="float">
            <text:p>0.0023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893" calcext:value-type="float">
            <text:p>9893</text:p>
          </table:table-cell>
          <table:table-cell office:value-type="float" office:value="3970" calcext:value-type="float">
            <text:p>3970</text:p>
          </table:table-cell>
          <table:table-cell office:value-type="float" office:value="999" calcext:value-type="float">
            <text:p>999</text:p>
          </table:table-cell>
          <table:table-cell office:value-type="float" office:value="48948.863281" calcext:value-type="float">
            <text:p>48948.863281</text:p>
          </table:table-cell>
          <table:table-cell office:value-type="float" office:value="0.020409" calcext:value-type="float">
            <text:p>0.0204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9" calcext:value-type="float">
            <text:p>1559</text:p>
          </table:table-cell>
          <table:table-cell office:value-type="float" office:value="639" calcext:value-type="float">
            <text:p>639</text:p>
          </table:table-cell>
          <table:table-cell office:value-type="float" office:value="173" calcext:value-type="float">
            <text:p>173</text:p>
          </table:table-cell>
          <table:table-cell office:value-type="float" office:value="48937.234375" calcext:value-type="float">
            <text:p>48937.234375</text:p>
          </table:table-cell>
          <table:table-cell office:value-type="float" office:value="0.003535" calcext:value-type="float">
            <text:p>0.0035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652" calcext:value-type="float">
            <text:p>75652</text:p>
          </table:table-cell>
          <table:table-cell office:value-type="float" office:value="8838" calcext:value-type="float">
            <text:p>8838</text:p>
          </table:table-cell>
          <table:table-cell office:value-type="float" office:value="147" calcext:value-type="float">
            <text:p>147</text:p>
          </table:table-cell>
          <table:table-cell office:value-type="float" office:value="49279.15625" calcext:value-type="float">
            <text:p>49279.15625</text:p>
          </table:table-cell>
          <table:table-cell office:value-type="float" office:value="0.002983" calcext:value-type="float">
            <text:p>0.0029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379" calcext:value-type="float">
            <text:p>9379</text:p>
          </table:table-cell>
          <table:table-cell office:value-type="float" office:value="3789" calcext:value-type="float">
            <text:p>3789</text:p>
          </table:table-cell>
          <table:table-cell office:value-type="float" office:value="989" calcext:value-type="float">
            <text:p>989</text:p>
          </table:table-cell>
          <table:table-cell office:value-type="float" office:value="49939.703125" calcext:value-type="float">
            <text:p>49939.703125</text:p>
          </table:table-cell>
          <table:table-cell office:value-type="float" office:value="0.019804" calcext:value-type="float">
            <text:p>0.0198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33" calcext:value-type="float">
            <text:p>1533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office:value-type="float" office:value="48781.6875" calcext:value-type="float">
            <text:p>48781.6875</text:p>
          </table:table-cell>
          <table:table-cell office:value-type="float" office:value="0.003915" calcext:value-type="float">
            <text:p>0.0039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8644" calcext:value-type="float">
            <text:p>78644</text:p>
          </table:table-cell>
          <table:table-cell office:value-type="float" office:value="9239" calcext:value-type="float">
            <text:p>9239</text:p>
          </table:table-cell>
          <table:table-cell office:value-type="float" office:value="144" calcext:value-type="float">
            <text:p>144</text:p>
          </table:table-cell>
          <table:table-cell office:value-type="float" office:value="51508.070312" calcext:value-type="float">
            <text:p>51508.070312</text:p>
          </table:table-cell>
          <table:table-cell office:value-type="float" office:value="0.002796" calcext:value-type="float">
            <text:p>0.0027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829" calcext:value-type="float">
            <text:p>3829</text:p>
          </table:table-cell>
          <table:table-cell office:value-type="float" office:value="1554" calcext:value-type="float">
            <text:p>1554</text:p>
          </table:table-cell>
          <table:table-cell office:value-type="float" office:value="357" calcext:value-type="float">
            <text:p>357</text:p>
          </table:table-cell>
          <table:table-cell office:value-type="float" office:value="49547.894531" calcext:value-type="float">
            <text:p>49547.894531</text:p>
          </table:table-cell>
          <table:table-cell office:value-type="float" office:value="0.007205" calcext:value-type="float">
            <text:p>0.0072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4" calcext:value-type="float">
            <text:p>1554</text:p>
          </table:table-cell>
          <table:table-cell office:value-type="float" office:value="622" calcext:value-type="float">
            <text:p>622</text:p>
          </table:table-cell>
          <table:table-cell office:value-type="float" office:value="177" calcext:value-type="float">
            <text:p>177</text:p>
          </table:table-cell>
          <table:table-cell office:value-type="float" office:value="49994.863281" calcext:value-type="float">
            <text:p>49994.863281</text:p>
          </table:table-cell>
          <table:table-cell office:value-type="float" office:value="0.00354" calcext:value-type="float">
            <text:p>0.003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259" calcext:value-type="float">
            <text:p>75259</text:p>
          </table:table-cell>
          <table:table-cell office:value-type="float" office:value="8928" calcext:value-type="float">
            <text:p>8928</text:p>
          </table:table-cell>
          <table:table-cell office:value-type="float" office:value="147" calcext:value-type="float">
            <text:p>147</text:p>
          </table:table-cell>
          <table:table-cell office:value-type="float" office:value="50355.203125" calcext:value-type="float">
            <text:p>50355.203125</text:p>
          </table:table-cell>
          <table:table-cell office:value-type="float" office:value="0.002919" calcext:value-type="float">
            <text:p>0.0029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407" calcext:value-type="float">
            <text:p>3407</text:p>
          </table:table-cell>
          <table:table-cell office:value-type="float" office:value="1400" calcext:value-type="float">
            <text:p>1400</text:p>
          </table:table-cell>
          <table:table-cell office:value-type="float" office:value="313" calcext:value-type="float">
            <text:p>313</text:p>
          </table:table-cell>
          <table:table-cell office:value-type="float" office:value="49578.574219" calcext:value-type="float">
            <text:p>49578.574219</text:p>
          </table:table-cell>
          <table:table-cell office:value-type="float" office:value="0.006313" calcext:value-type="float">
            <text:p>0.00631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0" calcext:value-type="float">
            <text:p>1550</text:p>
          </table:table-cell>
          <table:table-cell office:value-type="float" office:value="605" calcext:value-type="float">
            <text:p>605</text:p>
          </table:table-cell>
          <table:table-cell office:value-type="float" office:value="161" calcext:value-type="float">
            <text:p>161</text:p>
          </table:table-cell>
          <table:table-cell office:value-type="float" office:value="49038.753906" calcext:value-type="float">
            <text:p>49038.753906</text:p>
          </table:table-cell>
          <table:table-cell office:value-type="float" office:value="0.003283" calcext:value-type="float">
            <text:p>0.0032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027" calcext:value-type="float">
            <text:p>75027</text:p>
          </table:table-cell>
          <table:table-cell office:value-type="float" office:value="9059" calcext:value-type="float">
            <text:p>9059</text:p>
          </table:table-cell>
          <table:table-cell office:value-type="float" office:value="182" calcext:value-type="float">
            <text:p>182</text:p>
          </table:table-cell>
          <table:table-cell office:value-type="float" office:value="51034.628906" calcext:value-type="float">
            <text:p>51034.628906</text:p>
          </table:table-cell>
          <table:table-cell office:value-type="float" office:value="0.003566" calcext:value-type="float">
            <text:p>0.0035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699" calcext:value-type="float">
            <text:p>9699</text:p>
          </table:table-cell>
          <table:table-cell office:value-type="float" office:value="3821" calcext:value-type="float">
            <text:p>3821</text:p>
          </table:table-cell>
          <table:table-cell office:value-type="float" office:value="999" calcext:value-type="float">
            <text:p>999</text:p>
          </table:table-cell>
          <table:table-cell office:value-type="float" office:value="50017.328125" calcext:value-type="float">
            <text:p>50017.328125</text:p>
          </table:table-cell>
          <table:table-cell office:value-type="float" office:value="0.019973" calcext:value-type="float">
            <text:p>0.0199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67" calcext:value-type="float">
            <text:p>1567</text:p>
          </table:table-cell>
          <table:table-cell office:value-type="float" office:value="633" calcext:value-type="float">
            <text:p>633</text:p>
          </table:table-cell>
          <table:table-cell office:value-type="float" office:value="166" calcext:value-type="float">
            <text:p>166</text:p>
          </table:table-cell>
          <table:table-cell office:value-type="float" office:value="49560.5" calcext:value-type="float">
            <text:p>49560.5</text:p>
          </table:table-cell>
          <table:table-cell office:value-type="float" office:value="0.003349" calcext:value-type="float">
            <text:p>0.0033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2453" calcext:value-type="float">
            <text:p>72453</text:p>
          </table:table-cell>
          <table:table-cell office:value-type="float" office:value="8425" calcext:value-type="float">
            <text:p>8425</text:p>
          </table:table-cell>
          <table:table-cell office:value-type="float" office:value="138" calcext:value-type="float">
            <text:p>138</text:p>
          </table:table-cell>
          <table:table-cell office:value-type="float" office:value="47750.574219" calcext:value-type="float">
            <text:p>47750.574219</text:p>
          </table:table-cell>
          <table:table-cell office:value-type="float" office:value="0.00289" calcext:value-type="float">
            <text:p>0.002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122" calcext:value-type="float">
            <text:p>6122</text:p>
          </table:table-cell>
          <table:table-cell office:value-type="float" office:value="2429" calcext:value-type="float">
            <text:p>2429</text:p>
          </table:table-cell>
          <table:table-cell office:value-type="float" office:value="614" calcext:value-type="float">
            <text:p>614</text:p>
          </table:table-cell>
          <table:table-cell office:value-type="float" office:value="50777.882812" calcext:value-type="float">
            <text:p>50777.882812</text:p>
          </table:table-cell>
          <table:table-cell office:value-type="float" office:value="0.012092" calcext:value-type="float">
            <text:p>0.01209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66" calcext:value-type="float">
            <text:p>1566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office:value-type="float" office:value="49704.597656" calcext:value-type="float">
            <text:p>49704.597656</text:p>
          </table:table-cell>
          <table:table-cell office:value-type="float" office:value="0.003259" calcext:value-type="float">
            <text:p>0.0032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3457" calcext:value-type="float">
            <text:p>73457</text:p>
          </table:table-cell>
          <table:table-cell office:value-type="float" office:value="8779" calcext:value-type="float">
            <text:p>8779</text:p>
          </table:table-cell>
          <table:table-cell office:value-type="float" office:value="152" calcext:value-type="float">
            <text:p>152</text:p>
          </table:table-cell>
          <table:table-cell office:value-type="float" office:value="49351.074219" calcext:value-type="float">
            <text:p>49351.074219</text:p>
          </table:table-cell>
          <table:table-cell office:value-type="float" office:value="0.00308" calcext:value-type="float">
            <text:p>0.003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577" calcext:value-type="float">
            <text:p>9577</text:p>
          </table:table-cell>
          <table:table-cell office:value-type="float" office:value="3720" calcext:value-type="float">
            <text:p>3720</text:p>
          </table:table-cell>
          <table:table-cell office:value-type="float" office:value="995" calcext:value-type="float">
            <text:p>995</text:p>
          </table:table-cell>
          <table:table-cell office:value-type="float" office:value="51515.273438" calcext:value-type="float">
            <text:p>51515.273438</text:p>
          </table:table-cell>
          <table:table-cell office:value-type="float" office:value="0.019315" calcext:value-type="float">
            <text:p>0.0193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99" calcext:value-type="float">
            <text:p>1599</text:p>
          </table:table-cell>
          <table:table-cell office:value-type="float" office:value="627" calcext:value-type="float">
            <text:p>627</text:p>
          </table:table-cell>
          <table:table-cell office:value-type="float" office:value="164" calcext:value-type="float">
            <text:p>164</text:p>
          </table:table-cell>
          <table:table-cell office:value-type="float" office:value="50206.757812" calcext:value-type="float">
            <text:p>50206.757812</text:p>
          </table:table-cell>
          <table:table-cell office:value-type="float" office:value="0.003266" calcext:value-type="float">
            <text:p>0.0032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4917" calcext:value-type="float">
            <text:p>74917</text:p>
          </table:table-cell>
          <table:table-cell office:value-type="float" office:value="8733" calcext:value-type="float">
            <text:p>8733</text:p>
          </table:table-cell>
          <table:table-cell office:value-type="float" office:value="142" calcext:value-type="float">
            <text:p>142</text:p>
          </table:table-cell>
          <table:table-cell office:value-type="float" office:value="49216.167969" calcext:value-type="float">
            <text:p>49216.167969</text:p>
          </table:table-cell>
          <table:table-cell office:value-type="float" office:value="0.002885" calcext:value-type="float">
            <text:p>0.0028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833" calcext:value-type="float">
            <text:p>9833</text:p>
          </table:table-cell>
          <table:table-cell office:value-type="float" office:value="3980" calcext:value-type="float">
            <text:p>3980</text:p>
          </table:table-cell>
          <table:table-cell office:value-type="float" office:value="999" calcext:value-type="float">
            <text:p>999</text:p>
          </table:table-cell>
          <table:table-cell office:value-type="float" office:value="50090.304688" calcext:value-type="float">
            <text:p>50090.304688</text:p>
          </table:table-cell>
          <table:table-cell office:value-type="float" office:value="0.019944" calcext:value-type="float">
            <text:p>0.019944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office:value-type="string" calcext:value-type="string">
            <text:p>ABT Loss 0.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41" calcext:value-type="float">
            <text:p>41</text:p>
          </table:table-cell>
          <table:table-cell office:value-type="float" office:value="51819.507812" calcext:value-type="float">
            <text:p>51819.507812</text:p>
          </table:table-cell>
          <table:table-cell office:value-type="float" office:value="0.000791" calcext:value-type="float">
            <text:p>0.000791</text:p>
          </table:table-cell>
          <table:table-cell/>
          <table:table-cell office:value-type="string" calcext:value-type="string">
            <text:p>GBN -L 0.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7582" calcext:value-type="float">
            <text:p>77582</text:p>
          </table:table-cell>
          <table:table-cell office:value-type="float" office:value="8919" calcext:value-type="float">
            <text:p>8919</text:p>
          </table:table-cell>
          <table:table-cell office:value-type="float" office:value="162" calcext:value-type="float">
            <text:p>162</text:p>
          </table:table-cell>
          <table:table-cell office:value-type="float" office:value="50126.023438" calcext:value-type="float">
            <text:p>50126.023438</text:p>
          </table:table-cell>
          <table:table-cell office:value-type="float" office:value="0.003232" calcext:value-type="float">
            <text:p>0.003232</text:p>
          </table:table-cell>
          <table:table-cell/>
          <table:table-cell office:value-type="string" calcext:value-type="string">
            <text:p>SR -L 0.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13" calcext:value-type="float">
            <text:p>3113</text:p>
          </table:table-cell>
          <table:table-cell office:value-type="float" office:value="645" calcext:value-type="float">
            <text:p>645</text:p>
          </table:table-cell>
          <table:table-cell office:value-type="float" office:value="53" calcext:value-type="float">
            <text:p>53</text:p>
          </table:table-cell>
          <table:table-cell office:value-type="float" office:value="49796.140625" calcext:value-type="float">
            <text:p>49796.140625</text:p>
          </table:table-cell>
          <table:table-cell office:value-type="float" office:value="0.001064" calcext:value-type="float">
            <text:p>0.0010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78" calcext:value-type="float">
            <text:p>1678</text:p>
          </table:table-cell>
          <table:table-cell office:value-type="float" office:value="324" calcext:value-type="float">
            <text:p>324</text:p>
          </table:table-cell>
          <table:table-cell office:value-type="float" office:value="49" calcext:value-type="float">
            <text:p>49</text:p>
          </table:table-cell>
          <table:table-cell office:value-type="float" office:value="51344.019531" calcext:value-type="float">
            <text:p>51344.019531</text:p>
          </table:table-cell>
          <table:table-cell office:value-type="float" office:value="0.000954" calcext:value-type="float">
            <text:p>0.0009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562" calcext:value-type="float">
            <text:p>76562</text:p>
          </table:table-cell>
          <table:table-cell office:value-type="float" office:value="8758" calcext:value-type="float">
            <text:p>8758</text:p>
          </table:table-cell>
          <table:table-cell office:value-type="float" office:value="155" calcext:value-type="float">
            <text:p>155</text:p>
          </table:table-cell>
          <table:table-cell office:value-type="float" office:value="49072.339844" calcext:value-type="float">
            <text:p>49072.339844</text:p>
          </table:table-cell>
          <table:table-cell office:value-type="float" office:value="0.003159" calcext:value-type="float">
            <text:p>0.0031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46" calcext:value-type="float">
            <text:p>2546</text:p>
          </table:table-cell>
          <table:table-cell office:value-type="float" office:value="556" calcext:value-type="float">
            <text:p>556</text:p>
          </table:table-cell>
          <table:table-cell office:value-type="float" office:value="59" calcext:value-type="float">
            <text:p>59</text:p>
          </table:table-cell>
          <table:table-cell office:value-type="float" office:value="50320.433594" calcext:value-type="float">
            <text:p>50320.433594</text:p>
          </table:table-cell>
          <table:table-cell office:value-type="float" office:value="0.001172" calcext:value-type="float">
            <text:p>0.0011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86" calcext:value-type="float">
            <text:p>1686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office:value-type="float" office:value="51434.65625" calcext:value-type="float">
            <text:p>51434.65625</text:p>
          </table:table-cell>
          <table:table-cell office:value-type="float" office:value="0.000855" calcext:value-type="float">
            <text:p>0.0008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671" calcext:value-type="float">
            <text:p>76671</text:p>
          </table:table-cell>
          <table:table-cell office:value-type="float" office:value="8843" calcext:value-type="float">
            <text:p>8843</text:p>
          </table:table-cell>
          <table:table-cell office:value-type="float" office:value="148" calcext:value-type="float">
            <text:p>148</text:p>
          </table:table-cell>
          <table:table-cell office:value-type="float" office:value="49357.28125" calcext:value-type="float">
            <text:p>49357.28125</text:p>
          </table:table-cell>
          <table:table-cell office:value-type="float" office:value="0.002999" calcext:value-type="float">
            <text:p>0.0029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85" calcext:value-type="float">
            <text:p>2385</text:p>
          </table:table-cell>
          <table:table-cell office:value-type="float" office:value="514" calcext:value-type="float">
            <text:p>514</text:p>
          </table:table-cell>
          <table:table-cell office:value-type="float" office:value="58" calcext:value-type="float">
            <text:p>58</text:p>
          </table:table-cell>
          <table:table-cell office:value-type="float" office:value="49103.132812" calcext:value-type="float">
            <text:p>49103.132812</text:p>
          </table:table-cell>
          <table:table-cell office:value-type="float" office:value="0.001181" calcext:value-type="float">
            <text:p>0.0011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51" calcext:value-type="float">
            <text:p>1651</text:p>
          </table:table-cell>
          <table:table-cell office:value-type="float" office:value="331" calcext:value-type="float">
            <text:p>331</text:p>
          </table:table-cell>
          <table:table-cell office:value-type="float" office:value="46" calcext:value-type="float">
            <text:p>46</text:p>
          </table:table-cell>
          <table:table-cell office:value-type="float" office:value="50168.734375" calcext:value-type="float">
            <text:p>50168.734375</text:p>
          </table:table-cell>
          <table:table-cell office:value-type="float" office:value="0.000917" calcext:value-type="float">
            <text:p>0.000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179" calcext:value-type="float">
            <text:p>76179</text:p>
          </table:table-cell>
          <table:table-cell office:value-type="float" office:value="8711" calcext:value-type="float">
            <text:p>8711</text:p>
          </table:table-cell>
          <table:table-cell office:value-type="float" office:value="134" calcext:value-type="float">
            <text:p>134</text:p>
          </table:table-cell>
          <table:table-cell office:value-type="float" office:value="48806.222656" calcext:value-type="float">
            <text:p>48806.222656</text:p>
          </table:table-cell>
          <table:table-cell office:value-type="float" office:value="0.002746" calcext:value-type="float">
            <text:p>0.0027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15" calcext:value-type="float">
            <text:p>2915</text:p>
          </table:table-cell>
          <table:table-cell office:value-type="float" office:value="625" calcext:value-type="float">
            <text:p>625</text:p>
          </table:table-cell>
          <table:table-cell office:value-type="float" office:value="71" calcext:value-type="float">
            <text:p>71</text:p>
          </table:table-cell>
          <table:table-cell office:value-type="float" office:value="49257.484375" calcext:value-type="float">
            <text:p>49257.484375</text:p>
          </table:table-cell>
          <table:table-cell office:value-type="float" office:value="0.001441" calcext:value-type="float">
            <text:p>0.0014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63" calcext:value-type="float">
            <text:p>1663</text:p>
          </table:table-cell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float" office:value="50529.246094" calcext:value-type="float">
            <text:p>50529.246094</text:p>
          </table:table-cell>
          <table:table-cell office:value-type="float" office:value="0.001069" calcext:value-type="float">
            <text:p>0.0010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318" calcext:value-type="float">
            <text:p>75318</text:p>
          </table:table-cell>
          <table:table-cell office:value-type="float" office:value="8692" calcext:value-type="float">
            <text:p>8692</text:p>
          </table:table-cell>
          <table:table-cell office:value-type="float" office:value="157" calcext:value-type="float">
            <text:p>157</text:p>
          </table:table-cell>
          <table:table-cell office:value-type="float" office:value="49204.90625" calcext:value-type="float">
            <text:p>49204.90625</text:p>
          </table:table-cell>
          <table:table-cell office:value-type="float" office:value="0.003191" calcext:value-type="float">
            <text:p>0.0031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80" calcext:value-type="float">
            <text:p>1980</text:p>
          </table:table-cell>
          <table:table-cell office:value-type="float" office:value="419" calcext:value-type="float">
            <text:p>419</text:p>
          </table:table-cell>
          <table:table-cell office:value-type="float" office:value="52" calcext:value-type="float">
            <text:p>52</text:p>
          </table:table-cell>
          <table:table-cell office:value-type="float" office:value="49544.863281" calcext:value-type="float">
            <text:p>49544.863281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3" calcext:value-type="float">
            <text:p>1643</text:p>
          </table:table-cell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50249.804688" calcext:value-type="float">
            <text:p>50249.804688</text:p>
          </table:table-cell>
          <table:table-cell office:value-type="float" office:value="0.000935" calcext:value-type="float">
            <text:p>0.0009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884" calcext:value-type="float">
            <text:p>75884</text:p>
          </table:table-cell>
          <table:table-cell office:value-type="float" office:value="8965" calcext:value-type="float">
            <text:p>8965</text:p>
          </table:table-cell>
          <table:table-cell office:value-type="float" office:value="165" calcext:value-type="float">
            <text:p>165</text:p>
          </table:table-cell>
          <table:table-cell office:value-type="float" office:value="50325.816406" calcext:value-type="float">
            <text:p>50325.816406</text:p>
          </table:table-cell>
          <table:table-cell office:value-type="float" office:value="0.003279" calcext:value-type="float">
            <text:p>0.0032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42" calcext:value-type="float">
            <text:p>2942</text:p>
          </table:table-cell>
          <table:table-cell office:value-type="float" office:value="631" calcext:value-type="float">
            <text:p>631</text:p>
          </table:table-cell>
          <table:table-cell office:value-type="float" office:value="68" calcext:value-type="float">
            <text:p>68</text:p>
          </table:table-cell>
          <table:table-cell office:value-type="float" office:value="51853.953125" calcext:value-type="float">
            <text:p>51853.953125</text:p>
          </table:table-cell>
          <table:table-cell office:value-type="float" office:value="0.001311" calcext:value-type="float">
            <text:p>0.0013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3" calcext:value-type="float">
            <text:p>1643</text:p>
          </table:table-cell>
          <table:table-cell office:value-type="float" office:value="322" calcext:value-type="float">
            <text:p>322</text:p>
          </table:table-cell>
          <table:table-cell office:value-type="float" office:value="40" calcext:value-type="float">
            <text:p>40</text:p>
          </table:table-cell>
          <table:table-cell office:value-type="float" office:value="49821.964844" calcext:value-type="float">
            <text:p>49821.964844</text:p>
          </table:table-cell>
          <table:table-cell office:value-type="float" office:value="0.000803" calcext:value-type="float">
            <text:p>0.0008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707" calcext:value-type="float">
            <text:p>76707</text:p>
          </table:table-cell>
          <table:table-cell office:value-type="float" office:value="8870" calcext:value-type="float">
            <text:p>8870</text:p>
          </table:table-cell>
          <table:table-cell office:value-type="float" office:value="165" calcext:value-type="float">
            <text:p>165</text:p>
          </table:table-cell>
          <table:table-cell office:value-type="float" office:value="49789.898438" calcext:value-type="float">
            <text:p>49789.898438</text:p>
          </table:table-cell>
          <table:table-cell office:value-type="float" office:value="0.003314" calcext:value-type="float">
            <text:p>0.0033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44" calcext:value-type="float">
            <text:p>2444</text:p>
          </table:table-cell>
          <table:table-cell office:value-type="float" office:value="478" calcext:value-type="float">
            <text:p>478</text:p>
          </table:table-cell>
          <table:table-cell office:value-type="float" office:value="57" calcext:value-type="float">
            <text:p>57</text:p>
          </table:table-cell>
          <table:table-cell office:value-type="float" office:value="51138.234375" calcext:value-type="float">
            <text:p>51138.234375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53" calcext:value-type="float">
            <text:p>1653</text:p>
          </table:table-cell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50356.695312" calcext:value-type="float">
            <text:p>50356.695312</text:p>
          </table:table-cell>
          <table:table-cell office:value-type="float" office:value="0.000973" calcext:value-type="float">
            <text:p>0.0009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925" calcext:value-type="float">
            <text:p>76925</text:p>
          </table:table-cell>
          <table:table-cell office:value-type="float" office:value="8816" calcext:value-type="float">
            <text:p>8816</text:p>
          </table:table-cell>
          <table:table-cell office:value-type="float" office:value="138" calcext:value-type="float">
            <text:p>138</text:p>
          </table:table-cell>
          <table:table-cell office:value-type="float" office:value="49732.921875" calcext:value-type="float">
            <text:p>49732.921875</text:p>
          </table:table-cell>
          <table:table-cell office:value-type="float" office:value="0.002775" calcext:value-type="float">
            <text:p>0.0027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262" calcext:value-type="float">
            <text:p>2262</text:p>
          </table:table-cell>
          <table:table-cell office:value-type="float" office:value="453" calcext:value-type="float">
            <text:p>453</text:p>
          </table:table-cell>
          <table:table-cell office:value-type="float" office:value="63" calcext:value-type="float">
            <text:p>63</text:p>
          </table:table-cell>
          <table:table-cell office:value-type="float" office:value="51653.433594" calcext:value-type="float">
            <text:p>51653.433594</text:p>
          </table:table-cell>
          <table:table-cell office:value-type="float" office:value="0.00122" calcext:value-type="float">
            <text:p>0.001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22" calcext:value-type="float">
            <text:p>1622</text:p>
          </table:table-cell>
          <table:table-cell office:value-type="float" office:value="334" calcext:value-type="float">
            <text:p>334</text:p>
          </table:table-cell>
          <table:table-cell office:value-type="float" office:value="41" calcext:value-type="float">
            <text:p>41</text:p>
          </table:table-cell>
          <table:table-cell office:value-type="float" office:value="49014.289062" calcext:value-type="float">
            <text:p>49014.289062</text:p>
          </table:table-cell>
          <table:table-cell office:value-type="float" office:value="0.000836" calcext:value-type="float">
            <text:p>0.0008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748" calcext:value-type="float">
            <text:p>75748</text:p>
          </table:table-cell>
          <table:table-cell office:value-type="float" office:value="8736" calcext:value-type="float">
            <text:p>8736</text:p>
          </table:table-cell>
          <table:table-cell office:value-type="float" office:value="171" calcext:value-type="float">
            <text:p>171</text:p>
          </table:table-cell>
          <table:table-cell office:value-type="float" office:value="49467.644531" calcext:value-type="float">
            <text:p>49467.644531</text:p>
          </table:table-cell>
          <table:table-cell office:value-type="float" office:value="0.003457" calcext:value-type="float">
            <text:p>0.0034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48" calcext:value-type="float">
            <text:p>2448</text:p>
          </table:table-cell>
          <table:table-cell office:value-type="float" office:value="465" calcext:value-type="float">
            <text:p>465</text:p>
          </table:table-cell>
          <table:table-cell office:value-type="float" office:value="52" calcext:value-type="float">
            <text:p>52</text:p>
          </table:table-cell>
          <table:table-cell office:value-type="float" office:value="50483.0625" calcext:value-type="float">
            <text:p>50483.0625</text:p>
          </table:table-cell>
          <table:table-cell office:value-type="float" office:value="0.00103" calcext:value-type="float">
            <text:p>0.001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10" calcext:value-type="float">
            <text:p>1610</text:p>
          </table:table-cell>
          <table:table-cell office:value-type="float" office:value="337" calcext:value-type="float">
            <text:p>337</text:p>
          </table:table-cell>
          <table:table-cell office:value-type="float" office:value="48" calcext:value-type="float">
            <text:p>48</text:p>
          </table:table-cell>
          <table:table-cell office:value-type="float" office:value="48873.246094" calcext:value-type="float">
            <text:p>48873.246094</text:p>
          </table:table-cell>
          <table:table-cell office:value-type="float" office:value="0.000982" calcext:value-type="float">
            <text:p>0.0009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523" calcext:value-type="float">
            <text:p>76523</text:p>
          </table:table-cell>
          <table:table-cell office:value-type="float" office:value="8710" calcext:value-type="float">
            <text:p>8710</text:p>
          </table:table-cell>
          <table:table-cell office:value-type="float" office:value="149" calcext:value-type="float">
            <text:p>149</text:p>
          </table:table-cell>
          <table:table-cell office:value-type="float" office:value="49179.242188" calcext:value-type="float">
            <text:p>49179.242188</text:p>
          </table:table-cell>
          <table:table-cell office:value-type="float" office:value="0.00303" calcext:value-type="float">
            <text:p>0.003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50109.707031" calcext:value-type="float">
            <text:p>50109.707031</text:p>
          </table:table-cell>
          <table:table-cell office:value-type="float" office:value="0.001018" calcext:value-type="float">
            <text:p>0.001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23:34:44.784342927</meta:creation-date>
    <meta:generator>LibreOffice/5.0.5.2$Linux_X86_64 LibreOffice_project/00m0$Build-2</meta:generator>
    <dc:date>2016-04-01T23:49:14.984742208</dc:date>
    <meta:editing-duration>PT14M30S</meta:editing-duration>
    <meta:editing-cycles>1</meta:editing-cycles>
    <meta:document-statistic meta:table-count="1" meta:cell-count="1676" meta:object-count="0"/>
  </office:meta>
</office:document-meta>
</file>